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Tree Seminary</text:p>
          </table:table-cell>
          <table:table-cell office:value-type="string">
            <text:p>WashSuburbia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ee Seminary</text:p>
          </table:table-cell>
          <table:table-cell office:value-type="string">
            <text:p>WashSuburbia</text:p>
          </table:table-cell>
          <table:table-cell/>
          <table:table-cell table:formula="of:=[.A1]+[.A3]"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ee Seminary</text:p>
          </table:table-cell>
          <table:table-cell office:value-type="string">
            <text:p>WashSuburbia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ee Seminary</text:p>
          </table:table-cell>
          <table:table-cell office:value-type="string">
            <text:p>WashSuburbia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ree Seminary</text:p>
          </table:table-cell>
          <table:table-cell office:value-type="string">
            <text:p>WashSuburbia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ree Seminary</text:p>
          </table:table-cell>
          <table:table-cell office:value-type="string">
            <text:p>WashSuburbia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ree Seminary</text:p>
          </table:table-cell>
          <table:table-cell office:value-type="string">
            <text:p>WashSuburbia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ree Seminary</text:p>
          </table:table-cell>
          <table:table-cell office:value-type="string">
            <text:p>WashSuburbia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ree Seminary</text:p>
          </table:table-cell>
          <table:table-cell office:value-type="string">
            <text:p>WashSuburbia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ree Seminary</text:p>
          </table:table-cell>
          <table:table-cell office:value-type="string">
            <text:p>WashSuburbia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ree Seminary</text:p>
          </table:table-cell>
          <table:table-cell office:value-type="string">
            <text:p>WashSuburbia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ree Seminary</text:p>
          </table:table-cell>
          <table:table-cell office:value-type="string">
            <text:p>WashSuburbia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ree Seminary</text:p>
          </table:table-cell>
          <table:table-cell office:value-type="string">
            <text:p>WashSuburbi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illage School</text:p>
          </table:table-cell>
          <table:table-cell office:value-type="string">
            <text:p>ChiTown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llage School</text:p>
          </table:table-cell>
          <table:table-cell office:value-type="string">
            <text:p>ChiTown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llage School</text:p>
          </table:table-cell>
          <table:table-cell office:value-type="string">
            <text:p>ChiTown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llage School</text:p>
          </table:table-cell>
          <table:table-cell office:value-type="string">
            <text:p>ChiTown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llage School</text:p>
          </table:table-cell>
          <table:table-cell office:value-type="string">
            <text:p>ChiTown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llage School</text:p>
          </table:table-cell>
          <table:table-cell office:value-type="string">
            <text:p>ChiTown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illage School</text:p>
          </table:table-cell>
          <table:table-cell office:value-type="string">
            <text:p>ChiTown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illage School</text:p>
          </table:table-cell>
          <table:table-cell office:value-type="string">
            <text:p>ChiTown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illage School</text:p>
          </table:table-cell>
          <table:table-cell office:value-type="string">
            <text:p>ChiTown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Village School</text:p>
          </table:table-cell>
          <table:table-cell office:value-type="string">
            <text:p>ChiTown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illage School</text:p>
          </table:table-cell>
          <table:table-cell office:value-type="string">
            <text:p>ChiTown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llage School</text:p>
          </table:table-cell>
          <table:table-cell office:value-type="string">
            <text:p>ChiTown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llage School</text:p>
          </table:table-cell>
          <table:table-cell office:value-type="string">
            <text:p>ChiTow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ck Seminary</text:p>
          </table:table-cell>
          <table:table-cell office:value-type="string">
            <text:p>GreenVillag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ck Seminary</text:p>
          </table:table-cell>
          <table:table-cell office:value-type="string">
            <text:p>GreenVillag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ck Seminary</text:p>
          </table:table-cell>
          <table:table-cell office:value-type="string">
            <text:p>GreenVillage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ck Seminary</text:p>
          </table:table-cell>
          <table:table-cell office:value-type="string">
            <text:p>GreenVillage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ock Seminary</text:p>
          </table:table-cell>
          <table:table-cell office:value-type="string">
            <text:p>GreenVillage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ock College</text:p>
          </table:table-cell>
          <table:table-cell office:value-type="string">
            <text:p>GreenVillage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ock College</text:p>
          </table:table-cell>
          <table:table-cell office:value-type="string">
            <text:p>GreenVillage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ock College</text:p>
          </table:table-cell>
          <table:table-cell office:value-type="string">
            <text:p>GreenVillage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ock College</text:p>
          </table:table-cell>
          <table:table-cell office:value-type="string">
            <text:p>GreenVillag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22:23:21</meta:creation-date>
    <meta:generator>LibreOffice/3.6$Linux_x86 LibreOffice_project/360m1$Build-2</meta:generator>
    <dc:date>2013-04-17T22:34:58</dc:date>
    <meta:document-statistic meta:table-count="1" meta:cell-count="106" meta:object-count="0"/>
  </office:meta>
</office:document-meta>
</file>